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45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4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5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9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0" style:family="paragraph" style:parent-style-name="Text_20_body" style:list-style-name="L4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3707542498597225946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9">먼저, 크로가 왔다. 지상에서 데굴데굴을 하고 있었을 때 미케가 왔다.</text:p>
            </text:list-item>
            <text:list-item>
              <text:p text:style-name="P69">이 번은 두 마리 모구, 동시에, 허리 문질러 을 했다.</text:p>
            </text:list-item>
            <text:list-item>
              <text:p text:style-name="P69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6789578005885439609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06">그 모양「形状에서 판단하여, 처음에는 미케라고 생각했다.</text:p>
                </text:list-item>
                <text:list-item>
                  <text:p text:style-name="P106">그러나, 미케와 비해, 머리가 더 크다. </text:p>
                </text:list-item>
                <text:list-item>
                  <text:p text:style-name="P106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3587277390089649643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0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6264847408514044980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2105243863112781402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3299799770676216833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71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3177134265628305713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07">그러자「すると, "휴" 라고 으르렁「唸り声을 거렸다「立てた.</text:p>
                </text:list-item>
                <text:list-item>
                  <text:p text:style-name="P107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3904830521063219976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6474483640071684506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72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8412947213957595426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3">크로는 다시 내려오지 않는다. / 이 번은 돌출 울타리 앞에 나오는 것조차 하지 않아.</text:p>
            </text:list-item>
            <text:list-item>
              <text:p text:style-name="P73">미케에 잠시 허리 문지르을 하고, 옹벽 위를 보면, 크로는 없어.</text:p>
            </text:list-item>
            <text:list-item>
              <text:p text:style-name="P73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3508461837975027455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4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6411099344333945606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5">비가 내리고 있었다. / 울타리에 접근해 보니, 미케의 울음 소리. / 더우기 보면, 크로의 그림자도 보인다.</text:p>
            </text:list-item>
            <text:list-item>
              <text:p text:style-name="P75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2253073266282507898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6">크로가 왔다. 미케는 오지 않았다.</text:p>
            </text:list-item>
            <text:list-item>
              <text:p text:style-name="P76">옹벽에 도착한 때 두 마리 모두 없었다.</text:p>
            </text:list-item>
            <text:list-item>
              <text:p text:style-name="P76">보도 쪽에 간다. 수영장의 모서리에 간다. 혀를 울린다.</text:p>
            </text:list-item>
            <text:list-item>
              <text:p text:style-name="P76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76">울타리 속에서 고양이의 울음 소리가 들린다.</text:p>
            </text:list-item>
            <text:list-item>
              <text:p text:style-name="P76">처음, 미케이 아닐까라고 생각한다. 하지만, 목소리가 약간 작다. 또 높다.</text:p>
            </text:list-item>
            <text:list-item>
              <text:p text:style-name="P76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1433782756604577792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77">류가 왔다. 어떻게 왔는지? / 우선, 미케가 있어. 지상에 내렸다. 허리를 마사지.</text:p>
            </text:list-item>
            <text:list-item>
              <text:p text:style-name="P77">잠시 후 보도 쪽의 옹벽 위에서 고양이의 그림자. 크로 이다.</text:p>
            </text:list-item>
            <text:list-item>
              <text:p text:style-name="P77"><text:soft-page-break/>미케를 옹벽에 올리고 먹이를 준다.</text:p>
            </text:list-item>
            <text:list-item>
              <text:p text:style-name="P77">그리고 크로 옆으로 간다. / 2,3 번 쓰다듬다. / 그러자, 크로는 보도 쪽에 가서 버린다.</text:p>
            </text:list-item>
            <text:list-item>
              <text:p text:style-name="P77">갑자기, 울타리 속에 한 마리의 고양이가 나타난다.</text:p>
            </text:list-item>
            <text:list-item>
              <text:p text:style-name="P77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77">수영장의 서 쪽 모퉁이로 가면, 크로가 울타리속에서 외에 나온다.</text:p>
            </text:list-item>
            <text:list-item>
              <text:p text:style-name="P77">그런데, 류도 공원 쪽에서 온 버린다.</text:p>
            </text:list-item>
            <text:list-item>
              <text:p text:style-name="P77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77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77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6411838878913979182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류는 오지 않다.</text:p>
            </text:list-item>
            <text:list-item>
              <text:p text:style-name="P78">크로, 미케. 두 마리 모두 이미 옹벽 위에 있다.</text:p>
            </text:list-item>
            <text:list-item>
              <text:p text:style-name="P78">미케를 내렸다. <text:s/>/ 크로는 내려 오지 않다. 목소리를 던지지만, 여전히 오지않다.</text:p>
            </text:list-item>
            <text:list-item>
              <text:p text:style-name="P78">지상에서 미케의 허리를 마사지하면서, 크로에 목소리를 몇번 던진다.</text:p>
            </text:list-item>
            <text:list-item>
              <text:p text:style-name="P78">미케를 옹벽 위에 올린다. / 크로에 호소한다. "지상에 내려와자" / 변함없이 오지않다.</text:p>
            </text:list-item>
            <text:list-item>
              <text:p text:style-name="P78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1901658297393861496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크로는 다시 내려 오지 않다.</text:p>
            </text:list-item>
            <text:list-item>
              <text:p text:style-name="P79">클로에 향해 목소리를 던지면서, 미케의 허리를 마사지한다.</text:p>
            </text:list-item>
            <text:list-item>
              <text:p text:style-name="P79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7959562270073556901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6052245151800892295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81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236808175398358745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류가 왔다. / 옹백에 도착했던 때 이미 옹벽 위에 있었다.</text:p>
            </text:list-item>
            <text:list-item>
              <text:p text:style-name="P82">우선, 그림자만 보였지만, 머리의 크기에 의해 류이라고 알려졌다.</text:p>
            </text:list-item>
            <text:list-item>
              <text:p text:style-name="P82">류에 말을 걸어, 근처에 간다. / 조금 고민했지만, 베이스트를 반 주기로한다.</text:p>
            </text:list-item>
            <text:list-item>
              <text:p text:style-name="P82">페이스트를 용기에서 반출한 후 돌출 방향을 보면, 크로가 있다. / 네발 앉아 있다.</text:p>
            </text:list-item>
            <text:list-item>
              <text:p text:style-name="P82">크로에 나머지 중 4 분의 3 정도를 준다.</text:p>
            </text:list-item>
            <text:list-item>
              <text:p text:style-name="P82">그리고, 나머지 전부를 다시 류에 준다.</text:p>
            </text:list-item>
            <text:list-item>
              <text:p text:style-name="P82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82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82">주위를 조금 걸어 본다. / 없다. / 보도에 가장 가까운 곳에 나있는 나무의 뿌리를 본다. 크로가 있다.</text:p>
            </text:list-item>
            <text:list-item>
              <text:p text:style-name="P82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7079858421437580788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108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08">그리고, 울음 소리가 들려온다「聞こえてくる. / </text:p>
            </text:list-item>
            <text:list-item>
              <text:p text:style-name="P108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2579645154066399157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83">전 번 째와 같이, 미케에 마사지를 할 때, 때때로 크로에 목소리를 던진다.</text:p>
            </text:list-item>
            <text:list-item>
              <text:p text:style-name="P83">그리고 미케를 옹벽에 올리고, 페이스트를 준다. / 우선 미케. 그리고, 크로.</text:p>
            </text:list-item>
            <text:list-item>
              <text:p text:style-name="P83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9052738590305658750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84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7461980573895057451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비가 내리고 있었다. / 울타리 속에도 두 마리는 없다. / 수여장의 서 쪽으로 가서 본다. / 혀를 울린다. / 누구도 오지 않다.</text:p>
            </text:list-item>
            <text:list-item>
              <text:p text:style-name="P85">공원으로 돌아간다. / 입구의 근처에서 고양이의 울음소리가 들린다. / 차도의 맞은 편에 있는 아파트의 입구 근처에서.</text:p>
            </text:list-item>
            <text:list-item>
              <text:p text:style-name="P85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6045178894558819143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두 마리 모두. / 미케에게 허리 마사지. / 두 마리에게 페이스트.</text:p>
            </text:list-item>
            <text:list-item>
              <text:p text:style-name="P86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8509777920869813379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어제. 미케는 처음부터 옹벽 위에 있다.</text:p>
            </text:list-item>
            <text:list-item>
              <text:p text:style-name="P87">크로는 옹벽 위에는 오지 않고, 울타리 속에도 없다.</text:p>
            </text:list-item>
            <text:list-item>
              <text:p text:style-name="P87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87">하품을 하고 있다.</text:p>
            </text:list-item>
            <text:list-item>
              <text:p text:style-name="P87">"이쪽으로 오자" 라고 목소리를 던지면서, 공원의 방향으로 내 몸을 향한다.</text:p>
            </text:list-item>
            <text:list-item>
              <text:p text:style-name="P87">하지만, 크로는 그 자리에 우두커니 채 움직이지 않다.</text:p>
            </text:list-item>
            <text:list-item>
              <text:p text:style-name="P87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6738710612409621553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어제. 두 마리 모두 온다.</text:p>
            </text:list-item>
            <text:list-item>
              <text:p text:style-name="P88">어제는 그 때 까지 와는 달리, 미케를 지상에 내렸던 후 먼저 크로에게 페이스트를 주었다.</text:p>
            </text:list-item>
            <text:list-item>
              <text:p text:style-name="P88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8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8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4845357633648045242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89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6623845407253990751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크로는 다시 지상에는 오지않다.</text:p>
            </text:list-item>
            <text:list-item>
              <text:p text:style-name="P90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3748510018354495048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비가 내렸다. / 두 마리는 오지 않을까라고 생각했었다.</text:p>
            </text:list-item>
            <text:list-item>
              <text:p text:style-name="P91">옹벽에 도착하고, 울타리 안을 들여다본다. / 혀를 울린다.</text:p>
            </text:list-item>
            <text:list-item>
              <text:p text:style-name="P91">1 분 정도 그 자리에 있던 것일까, "냐아" 라고 고양이의 울음소리가 들린다. / 곧 그 소리가 미케이라고 알 수 있다.</text:p>
            </text:list-item>
            <text:list-item>
              <text:p text:style-name="P91">미케에 울타리 너머로 페이스트를 준다.</text:p>
            </text:list-item>
            <text:list-item>
              <text:p text:style-name="P91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6987666308494558533" text:style-name="L30">
        <text:list-item>
          <text:p text:style-name="P92">A</text:p>
          <text:list>
            <text:list-item>
              <text:p text:style-name="P92">위안부 문제. / 30 만인의 조선의 여성들. / 강제적으로 성 노예로 되었다.</text:p>
            </text:list-item>
            <text:list-item>
              <text:p text:style-name="P92">일본군은 이 성노예 제도의 운영에 참여했었다.</text:p>
            </text:list-item>
            <text:list-item>
              <text:p text:style-name="P92">따라서, 일본은 국가로 성노예 피해자들에 대해 책임이 있다.</text:p>
            </text:list-item>
          </text:list>
        </text:list-item>
        <text:list-item>
          <text:p text:style-name="P92">B</text:p>
          <text:list>
            <text:list-item>
              <text:p text:style-name="P92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1298416654534761621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아무도 오지 않다. / 항상 올 곳에서는 없다.</text:p>
            </text:list-item>
            <text:list-item>
              <text:p text:style-name="P93">보도에 나오고 수영장의 서쪽으로 걸어간다.</text:p>
            </text:list-item>
            <text:list-item>
              <text:p text:style-name="P93">울타리에 접근하고, 혀를 울린다. / 오지 않다.</text:p>
            </text:list-item>
            <text:list-item>
              <text:p text:style-name="P93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3494221036252972654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94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94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8233953622659095821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두 마리 모두, 나가 옹벽에 도착한 때 이미 있었다.</text:p>
            </text:list-item>
            <text:list-item>
              <text:p text:style-name="P95">크로가 미케보다 돌출울타리 가까이에 있다.</text:p>
            </text:list-item>
            <text:list-item>
              <text:p text:style-name="P95">내가 항상 위치에 서서, 먼저 미케가 온다.</text:p>
            </text:list-item>
            <text:list-item>
              <text:p text:style-name="P95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5384447292198082199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두 마리 모두 오지 않는다. / 평소와 같이 수영장의 서쪽으로 가서, 울타리에 가까이 다가가, 혀를 울린다. / 누구도 오지 않아.</text:p>
            </text:list-item>
            <text:list-item>
              <text:p text:style-name="P96">이 밤은 쇼핑은 없이, 도서관에 책을 반환할 심부름도 없고.</text:p>
            </text:list-item>
            <text:list-item>
              <text:p text:style-name="P96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2519746924815622049" text:style-name="L35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7">크로만 왔다. / 옹벽에는 없었다. / 보도에 나오고, 서쪽으로 간다. / 중간에서 고양이의 울음소리. 희미하게.</text:p>
            </text:list-item>
            <text:list-item>
              <text:p text:style-name="P97">울음소리의 음정이 높다. / 크로라고 알 수 있다.</text:p>
            </text:list-item>
            <text:list-item>
              <text:p text:style-name="P97">"와서" 라고 크로에게 말하고, 공원에 돌아간다.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97">잠시 지면 위에서 "데굴 데굴" 을 한다. / 운동장 근처까지 굴러 간다.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2889937164306229185" text:style-name="L36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<text:soft-page-break/>옹벽에는 미케만. / 도착한 때 이미 있다. / 비가 약간 내리고 있는데, 잘 나온 것이다.</text:p>
            </text:list-item>
            <text:list-item>
              <text:p text:style-name="P57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7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7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7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7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7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7809198294548190162" text:style-name="L37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9">비가 내리고 있었다.</text:p>
            </text:list-item>
            <text:list-item>
              <text:p text:style-name="P99">옹벽에 도착해, 울타리 안을 보면, 미케가 있다. / 크로의 그림자는 보이지 않는다.</text:p>
            </text:list-item>
            <text:list-item>
              <text:p text:style-name="P99">울타리를 통해 미케에게 페이스트를 준다. / 울타리 안을 더 들여다보면, 크로의 그림자가 보인다.</text:p>
            </text:list-item>
            <text:list-item>
              <text:p text:style-name="P58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99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8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8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8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09">울타리에 가까워지고, "크로!" 라고 목소리를 던진다.</text:p>
            </text:list-item>
            <text:list-item>
              <text:p text:style-name="P109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09">그 보행자가 지나간「過ぎた 후 다시 울타리에 돌아간다「戻っていく.</text:p>
            </text:list-item>
            <text:list-item>
              <text:p text:style-name="P109">울타리에게는 크로가 아직 있다. / 남아있는 페이스트의 절반을 준다.</text:p>
            </text:list-item>
            <text:list-item>
              <text:p text:style-name="P109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7373680261009026486" text:style-name="L38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9">미케를 옹벽에 올린다. / 페이스트를 먼저 절반을 미케에게. / 그리고 나머지를 크로에게.</text:p>
            </text:list-item>
            <text:list-item>
              <text:p text:style-name="P59">더욱이 고형을 미케 그리고 크로에게 준다. / 류는 오지 않다. 돈도.</text:p>
            </text:list-item>
            <text:list-item>
              <text:p text:style-name="P59">생각</text:p>
              <text:list>
                <text:list-item>
                  <text:p text:style-name="P59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6475545753983087316" text:style-name="L39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0">크로만. / 도착한 때, 이제. / 아래로는 내려오지 않다.</text:p>
            </text:list-item>
            <text:list-item>
              <text:p text:style-name="P60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60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60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100">그렇게 경계하고 있던 모습이었는데, 지금은 전혀 걱정하지 않는다.</text:p>
            </text:list-item>
            <text:list-item>
              <text:p text:style-name="P60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9058660355552951318" text:style-name="L40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01">공원의 북쪽에 있는 정원 창고의 곳에 돌아간다. / 거기에 내 자전거를 세우고 있다.</text:p>
            </text:list-item>
            <text:list-item>
              <text:p text:style-name="P101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01">그러자, 희미하게 <text:s/>한번 고양이의 목소리가 들렸다 같은 생각이 한다. / 귀를 기울이고, 그 자리에서 서 계속한다.</text:p>
            </text:list-item>
            <text:list-item>
              <text:p text:style-name="P61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01">더우기 울타리 안을 보고 있으면, 고양이의 그림자가 보인다.</text:p>
            </text:list-item>
            <text:list-item>
              <text:p text:style-name="P101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1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5665022556666892120" text:style-name="L41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2">크로 만 온다. / 공원에 가는 것이 늦어졌다. / 도착한 때는 이미 7 시 45 분 경 이었을까.</text:p>
            </text:list-item>
            <text:list-item>
              <text:p text:style-name="P102">먼저 토큐에 가는 것이 이미 늦었다. / 왜 토큐에 가는 것이 늦어진 있는가 하면, 캔드에서 시간이 걸렸다 때문입니다.</text:p>
              <text:list>
                <text:list-item>
                  <text:p text:style-name="P102">왜 캔드에서 시간이 걸린 있는가 하면, 계산대에서 행렬이 만들어져 있었기 때문이다.</text:p>
                </text:list-item>
                <text:list-item>
                  <text:p text:style-name="P62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02">&gt; 계산대에는 점원은 몇 명이나 있었어요? / 혼자 뿐 이었다.</text:p>
                </text:list-item>
                <text:list-item>
                  <text:p text:style-name="P102">&gt; 긴 행렬이 있어도, 다른 점원은 오지 않았어요? / 네, 오지 않았다.</text:p>
                </text:list-item>
                <text:list-item>
                  <text:p text:style-name="P102">&gt; 어떻게 된 것일까? / 실제, 다른 사람이 없었던 것이다.</text:p>
                </text:list-item>
                <text:list-item>
                  <text:p text:style-name="P102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2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2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02">크로는?</text:p>
              <text:list>
                <text:list-item>
                  <text:p text:style-name="P62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02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545770757820098965" text:style-name="L42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3">두 마리 모두. / 옹벽 위에서 있다. / 돌출 울타리 아래를 뚫고, 먼저 미케, 그리고 크로가 나온다.</text:p>
            </text:list-item>
            <text:list-item>
              <text:p text:style-name="P63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3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3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03">크로에 페이스트를 주고있는 동안, 무리도 없지만, 미케는 "냐아 냐아" 라고 계속 울리고 있다.</text:p>
            </text:list-item>
            <text:list-item>
              <text:p text:style-name="P63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3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5153063025956762067" text:style-name="L43">
        <text:list-item>
          <text:p text:style-name="P6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4">공원에 도착해, 자전거의 스탠드를 세운다.</text:p>
            </text:list-item>
            <text:list-item>
              <text:p text:style-name="P104">그러자 며칠전에 크로가 나온 곳, 초등학교 체육관의 울타리의 바로 근처 있지만, 거기에서 미케가 얼굴을 내밀고 있다. / "냐아 냐아" 라고 울리고 있다.</text:p>
            </text:list-item>
            <text:list-item>
              <text:p text:style-name="P104">놀란다. "오자" 라고 말을 던지고, 자신은 평소의 장소에 간다.</text:p>
            </text:list-item>
            <text:list-item>
              <text:p text:style-name="P104">가보니, 크로가 이미 지상에 있다. / "냐아" 라고 한말 울음소리를 던진다. / 크로에게 마사지를 시작한다.</text:p>
            </text:list-item>
            <text:list-item>
              <text:p text:style-name="P64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104">크로에 대한 마사지를 계속하지만, 미케가 눈앞에 온 시점에서 일단 마사지를 중단해, 크로에는 가볍게 몸을 두드려, 미케에게 페이스트를 준다. 절반.</text:p>
            </text:list-item>
            <text:list-item>
              <text:p text:style-name="P64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4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4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104">그리고, 먼저, 미케에 <text:s/>추가의 페이스트를 주고, 다음, 크로에 페이스트의 나머지를 준다.</text:p>
            </text:list-item>
            <text:list-item>
              <text:p text:style-name="P65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5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105">크로는 위험을 느낀지 돌출의 옆에 이동한다. </text:p>
            </text:list-item>
            <text:list-item>
              <text:p text:style-name="P65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105">잠시 후 위를 보면, 크로가 다시 원래 자리에 돌아오고, 음식의 나머지를 먹기 시작하고 있다.</text:p>
            </text:list-item>
            <text:list-item>
              <text:p text:style-name="P65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5_165054</text:p>
      <text:p text:style-name="P8"/>
      <text:list xml:id="list7836095996639396647" text:style-name="L46">
        <text:list-item>
          <text:p text:style-name="P6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<text:span text:style-name="T4">다시, 미케는 옹벽 위에서, 크로는 처음부터 지상에 있었다.</text:span></text:p>
            </text:list-item>
            <text:list-item>
              <text:p text:style-name="P66"><text:span text:style-name="T4">전날과 같이, 미케에게 먼저 페이스트를 주고, 크로에는 마사지. 이 번은 크로는 이전처럼 땅에서 데굴 데굴을 한다.</text:span></text:p>
            </text:list-item>
            <text:list-item>
              <text:p text:style-name="P66"><text:span text:style-name="T4">그리고, 크로를 옹벽에 올리고, 미케에게 추가의 고체미끼를 주고, 크로에게 페이스트의 나머지를 준다.</text:span></text:p>
            </text:list-item>
            <text:list-item>
              <text:p text:style-name="P66"><text:span text:style-name="T4">다시 미케가 크로의 곳에 가서 크로가 먹고 있는 미끼를 먹으려고 한다.</text:span></text:p>
            </text:list-item>
            <text:list-item>
              <text:p text:style-name="P66"><text:soft-page-break/><text:span text:style-name="T4">미케에게 "안돼!" 라고 호소한다. / 미케는 힐끗</text:span><text:span text:style-name="T6">「ちらっと</text:span><text:span text:style-name="T4"> 이쪽으로 보고, 그리고, 크로의 근처에 허리 앉아 하여, 입 주위를 핥아</text:span><text:span text:style-name="T6">「舐め</text:span><text:span text:style-name="T4"> 시작한다.</text:span></text:p>
            </text:list-item>
          </text:list>
        </text:list-item>
      </text:list>
      <text:p text:style-name="P7"/>
      <text:p text:style-name="P5">[/ XXX] 20200725_170429</text:p>
      <text:p text:style-name="P2"/>
      <text:p text:style-name="P12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193021271033078903" text:style-name="L47">
        <text:list-item>
          <text:p text:style-name="P6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67">신체 / 정신</text:p>
        </text:list-item>
        <text:list-item>
          <text:p text:style-name="P67">새로운 지식 / 행동</text:p>
        </text:list-item>
        <text:list-item>
          <text:p text:style-name="P67">음악</text:p>
        </text:list-item>
        <text:list-item>
          <text:p text:style-name="P67">기타</text:p>
        </text:list-item>
        <text:list-item>
          <text:p text:style-name="P67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7284756" text:continue-list="list9052738590305658750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<text:soft-page-break/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845187789602062394" text:style-name="L44">
        <text:list-item>
          <text:p text:style-name="P11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ext:soft-page-break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8433816791784719617" text:style-name="L45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><text:soft-page-break/></text:p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25T17:05:26.39</dc:date>
    <dc:creator>iwabuchi ken</dc:creator>
    <meta:editing-duration>P2DT23H41M42S</meta:editing-duration>
    <meta:editing-cycles>308</meta:editing-cycles>
    <meta:generator>OpenOffice/4.1.3$Win32 OpenOffice.org_project/413m1$Build-9783</meta:generator>
    <meta:document-statistic meta:table-count="7" meta:image-count="0" meta:object-count="0" meta:page-count="37" meta:paragraph-count="739" meta:word-count="15366" meta:character-count="23657"/>
  </office:meta>
</office:document-meta>
</file>